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035in"/>
    </style:style>
    <style:style style:name="co3" style:family="table-column">
      <style:table-column-properties fo:break-before="auto" style:column-width="5.5783in"/>
    </style:style>
    <style:style style:name="co4" style:family="table-column">
      <style:table-column-properties fo:break-before="auto" style:column-width="5.6425in"/>
    </style:style>
    <style:style style:name="co5" style:family="table-column">
      <style:table-column-properties fo:break-before="auto" style:column-width="5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urobiMICPSolver, robustness false (0)</text:p>
          </table:table-cell>
          <table:table-cell office:value-type="string" calcext:value-type="string">
            <text:p>GurobiMICPSolver, robustness true (1)</text:p>
          </table:table-cell>
          <table:table-cell office:value-type="string" calcext:value-type="string">
            <text:p>GurobiMICPSolver_time, full (2)</text:p>
          </table:table-cell>
          <table:table-cell office:value-type="string" calcext:value-type="string">
            <text:p>GurobiMICPSolver_time, reduced (3)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/home/yue/anaconda3/envs/stl/bin/python /home/yue/Desktop/stl/test_reach_avoid.py 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WARNING: pydrake import failed, Drake-based solvers disabled.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 text:c="9"/>Install drake (https://drake.mit.edu/installation.html)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 text:c="9"/>to use the Drake-based solvers.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Set parameter Username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Academic license - for non-commercial use only - expires 2024-09-06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Setting up optimization problem...</text:p>
          </table:table-cell>
        </table:table-row>
        <table:table-row table:style-name="ro1">
          <table:table-cell/>
          <table:table-cell office:value-type="string" calcext:value-type="string">
            <text:p>Setup complete in 0.25061821937561035 seconds.</text:p>
          </table:table-cell>
          <table:table-cell office:value-type="string" calcext:value-type="string">
            <text:p>Setup complete in 0.2467799186706543 seconds.</text:p>
          </table:table-cell>
          <table:table-cell office:value-type="string" calcext:value-type="string">
            <text:p>Setup complete in 2.476916790008545 seconds.</text:p>
          </table:table-cell>
          <table:table-cell office:value-type="string" calcext:value-type="string">
            <text:p>Setup complete in 1.5326941013336182 seconds.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&lt;class 'gurobipy.MQuadExpr'&gt;</text:p>
          </table:table-cell>
          <table:table-cell table:number-columns-repeated="2" office:value-type="string" calcext:value-type="string">
            <text:p>Gurobi Optimizer version 10.0.2 build v10.0.2rc0 (linux64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urobi Optimizer version 10.0.2 build v10.0.2rc0 (linux64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CPU model: AMD Ryzen 7 5800X 8-Core Processor, instruction set [SSE2|AVX|AVX2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PU model: AMD Ryzen 7 5800X 8-Core Processor, instruction set [SSE2|AVX|AVX2]</text:p>
          </table:table-cell>
          <table:table-cell table:number-columns-repeated="2" office:value-type="string" calcext:value-type="string">
            <text:p>Thread count: 8 physical cores, 16 logical processors, using up to 16 thread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hread count: 8 physical cores, 16 logical processors, using up to 16 thread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timize a model with 3481 rows, 4426 columns and 7039 nonzeros</text:p>
          </table:table-cell>
          <table:table-cell office:value-type="string" calcext:value-type="string">
            <text:p>Optimize a model with 2161 rows, 2666 columns and 4399 nonzer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ptimize a model with 401 rows, 378 columns and 967 nonzeros</text:p>
          </table:table-cell>
          <table:table-cell office:value-type="string" calcext:value-type="string">
            <text:p>Model fingerprint: 0x97f8d649</text:p>
          </table:table-cell>
          <table:table-cell office:value-type="string" calcext:value-type="string">
            <text:p>Model fingerprint: 0x99ac54fe</text:p>
          </table:table-cell>
        </table:table-row>
        <table:table-row table:style-name="ro1">
          <table:table-cell/>
          <table:table-cell office:value-type="string" calcext:value-type="string">
            <text:p>Model fingerprint: 0x785f68f7</text:p>
          </table:table-cell>
          <table:table-cell office:value-type="string" calcext:value-type="string">
            <text:p>Model fingerprint: 0xde19e6a7</text:p>
          </table:table-cell>
          <table:table-cell table:number-columns-repeated="2" office:value-type="string" calcext:value-type="string">
            <text:p>Model has 44 quadratic objective term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del has 44 quadratic objective terms</text:p>
          </table:table-cell>
          <table:table-cell office:value-type="string" calcext:value-type="string">
            <text:p>Model has 1936 quadratic constraints</text:p>
          </table:table-cell>
          <table:table-cell office:value-type="string" calcext:value-type="string">
            <text:p>Model has 1056 quadratic constraint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ariable types: 290 continuous, 88 integer (88 binary)</text:p>
          </table:table-cell>
          <table:table-cell office:value-type="string" calcext:value-type="string">
            <text:p>Variable types: 290 continuous, 4136 integer (1056 binary)</text:p>
          </table:table-cell>
          <table:table-cell office:value-type="string" calcext:value-type="string">
            <text:p>Variable types: 290 continuous, 2376 integer (616 binary)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Coefficient statistics: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 text:c="2"/>Matrix range <text:s text:c="4"/>[1e+00, 1e+03]</text:p>
          </table:table-cell>
        </table:table-row>
        <table:table-row table:style-name="ro1">
          <table:table-cell/>
          <table:table-cell office:value-type="string" calcext:value-type="string">
            <text:p><text:s text:c="2"/>Objective range <text:s/>[0e+00, 0e+00]</text:p>
          </table:table-cell>
          <table:table-cell office:value-type="string" calcext:value-type="string">
            <text:p><text:s text:c="2"/>Objective range <text:s/>[1e+00, 1e+00]</text:p>
          </table:table-cell>
          <table:table-cell table:number-columns-repeated="2" office:value-type="string" calcext:value-type="string">
            <text:p><text:s text:c="2"/>QMatrix range <text:s text:c="3"/>[1e+00, 1e+00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 text:c="2"/>QObjective range [2e-01, 2e-01]</text:p>
          </table:table-cell>
          <table:table-cell table:number-columns-repeated="2" office:value-type="string" calcext:value-type="string">
            <text:p><text:s text:c="2"/>QLMatrix range <text:s text:c="2"/>[1e+00, 1e+00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 text:c="2"/>Bounds range <text:s text:c="4"/>[1e+00, 1e+00]</text:p>
          </table:table-cell>
          <table:table-cell table:number-columns-repeated="2" office:value-type="string" calcext:value-type="string">
            <text:p><text:s text:c="2"/>Objective range <text:s/>[1e+00, 1e+00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 text:c="2"/>RHS range <text:s text:c="7"/>[1e+00, 1e+03]</text:p>
          </table:table-cell>
          <table:table-cell table:number-columns-repeated="2" office:value-type="string" calcext:value-type="string">
            <text:p><text:s text:c="2"/>QObjective range [2e-01, 2e-01]</text:p>
          </table:table-cell>
        </table:table-row>
        <table:table-row table:style-name="ro1">
          <table:table-cell/>
          <table:table-cell office:value-type="string" calcext:value-type="string">
            <text:p>Presolve removed 283 rows and 277 columns</text:p>
          </table:table-cell>
          <table:table-cell office:value-type="string" calcext:value-type="string">
            <text:p>Presolve removed 283 rows and 276 columns</text:p>
          </table:table-cell>
          <table:table-cell table:number-columns-repeated="2" office:value-type="string" calcext:value-type="string">
            <text:p><text:s text:c="2"/>Bounds range <text:s text:c="4"/>[1e+00, 1e+02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solve time: 0.00s</text:p>
          </table:table-cell>
          <table:table-cell table:number-columns-repeated="2" office:value-type="string" calcext:value-type="string">
            <text:p><text:s text:c="2"/>RHS range <text:s text:c="7"/>[1e+00, 1e+03]</text:p>
          </table:table-cell>
        </table:table-row>
        <table:table-row table:style-name="ro1">
          <table:table-cell/>
          <table:table-cell office:value-type="string" calcext:value-type="string">
            <text:p>Presolved: 118 rows, 101 columns, 295 nonzeros</text:p>
          </table:table-cell>
          <table:table-cell office:value-type="string" calcext:value-type="string">
            <text:p>Presolved: 118 rows, 102 columns, 367 nonzeros</text:p>
          </table:table-cell>
          <table:table-cell table:number-columns-repeated="2" office:value-type="string" calcext:value-type="string">
            <text:p><text:s text:c="2"/>QRHS range <text:s text:c="6"/>[1e+00, 1e+00]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solved model has 40 quadratic objective terms</text:p>
          </table:table-cell>
          <table:table-cell office:value-type="string" calcext:value-type="string">
            <text:p>Presolve added 274 rows and 0 columns</text:p>
          </table:table-cell>
          <table:table-cell office:value-type="string" calcext:value-type="string">
            <text:p>Presolve added 960 rows and 0 columns</text:p>
          </table:table-cell>
        </table:table-row>
        <table:table-row table:style-name="ro1">
          <table:table-cell/>
          <table:table-cell office:value-type="string" calcext:value-type="string">
            <text:p>Variable types: 56 continuous, 45 integer (45 binary)</text:p>
          </table:table-cell>
          <table:table-cell office:value-type="string" calcext:value-type="string">
            <text:p>Variable types: 57 continuous, 45 integer (45 binary)</text:p>
          </table:table-cell>
          <table:table-cell office:value-type="string" calcext:value-type="string">
            <text:p>Presolve removed 0 rows and 2912 columns</text:p>
          </table:table-cell>
          <table:table-cell office:value-type="string" calcext:value-type="string">
            <text:p>Presolve removed 0 rows and 1450 column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ound heuristic solution: objective 15.7675874</text:p>
          </table:table-cell>
          <table:table-cell office:value-type="string" calcext:value-type="string">
            <text:p>Presolve time: 0.05s</text:p>
          </table:table-cell>
          <table:table-cell office:value-type="string" calcext:value-type="string">
            <text:p>Presolve time: 0.04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ound heuristic solution: objective 3.8421179</text:p>
          </table:table-cell>
          <table:table-cell office:value-type="string" calcext:value-type="string">
            <text:p>Presolved: 3755 rows, 1514 columns, 8874 nonzeros</text:p>
          </table:table-cell>
          <table:table-cell office:value-type="string" calcext:value-type="string">
            <text:p>Presolved: 3121 rows, 1216 columns, 7593 nonzeros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resolved model has 40 quadratic objective terms</text:p>
          </table:table-cell>
        </table:table-row>
        <table:table-row table:style-name="ro1">
          <table:table-cell/>
          <table:table-cell office:value-type="string" calcext:value-type="string">
            <text:p>Root relaxation: objective 0.000000e+00, 72 iterations, 0.00 seconds (0.00 work units)</text:p>
          </table:table-cell>
          <table:table-cell office:value-type="string" calcext:value-type="string">
            <text:p>Root relaxation: objective -2.000000e+00, 129 iterations, 0.00 seconds (0.00 work units)</text:p>
          </table:table-cell>
          <table:table-cell office:value-type="string" calcext:value-type="string">
            <text:p>Variable types: 57 continuous, 1457 integer (841 binary)</text:p>
          </table:table-cell>
          <table:table-cell office:value-type="string" calcext:value-type="string">
            <text:p>Variable types: 57 continuous, 1159 integer (551 bin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und heuristic solution: objective 8.2960096</text:p>
          </table:table-cell>
          <table:table-cell office:value-type="string" calcext:value-type="string">
            <text:p>Found heuristic solution: objective 5.784256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 text:c="4"/>Nodes <text:s text:c="3"/>| <text:s text:c="3"/>Current Node <text:s text:c="3"/>| <text:s text:c="4"/>Objective Bounds <text:s text:c="5"/>| <text:s text:c="4"/>Work</text:p>
          </table:table-cell>
          <table:table-cell office:value-type="string" calcext:value-type="string">
            <text:p>Found heuristic solution: objective 5.784256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Expl Unexpl | <text:s/>Obj <text:s/>Depth IntInf | Incumbent <text:s text:c="3"/>BestBd <text:s text:c="2"/>Gap | It/Node Time</text:p>
          </table:table-cell>
          <table:table-cell/>
          <table:table-cell office:value-type="string" calcext:value-type="string">
            <text:p>Root relaxation: objective -9.421445e+00, 1878 iterations, 0.01 seconds (0.02 work unit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ot relaxation: objective -9.995998e+00, 2119 iterations, 0.02 seconds (0.03 work uni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0 <text:s text:c="4"/>0 <text:s text:c="3"/>0.00000 <text:s text:c="3"/>0 <text:s text:c="2"/>20 <text:s text:c="3"/>3.84212 <text:s text:c="3"/>0.00000 <text:s text:c="2"/>100% <text:s text:c="4"/>- <text:s text:c="3"/>0s</text:p>
          </table:table-cell>
          <table:table-cell office:value-type="string" calcext:value-type="string">
            <text:p><text:s text:c="5"/>0 <text:s text:c="4"/>0 <text:s text:c="2"/>-2.00000 <text:s text:c="3"/>0 <text:s text:c="2"/>20 <text:s text:c="3"/>3.84212 <text:s text:c="2"/>-2.00000 <text:s text:c="2"/>152% <text:s text:c="4"/>- <text:s text:c="3"/>0s</text:p>
          </table:table-cell>
          <table:table-cell/>
          <table:table-cell office:value-type="string" calcext:value-type="string">
            <text:p><text:s text:c="4"/>Nodes <text:s text:c="3"/>| <text:s text:c="3"/>Current Node <text:s text:c="3"/>| <text:s text:c="4"/>Objective Bounds <text:s text:c="5"/>| <text:s text:c="4"/>Work</text:p>
          </table:table-cell>
        </table:table-row>
        <table:table-row table:style-name="ro1">
          <table:table-cell/>
          <table:table-cell office:value-type="string" calcext:value-type="string">
            <text:p><text:s text:c="5"/>0 <text:s text:c="4"/>0 <text:s text:c="3"/>0.00000 <text:s text:c="3"/>0 <text:s text:c="2"/>20 <text:s text:c="3"/>3.84212 <text:s text:c="3"/>0.00000 <text:s text:c="2"/>100% <text:s text:c="4"/>- <text:s text:c="3"/>0s</text:p>
          </table:table-cell>
          <table:table-cell office:value-type="string" calcext:value-type="string">
            <text:p><text:s text:c="5"/>0 <text:s text:c="4"/>0 <text:s text:c="2"/>-2.00000 <text:s text:c="3"/>0 <text:s text:c="2"/>20 <text:s text:c="3"/>3.84212 <text:s text:c="2"/>-2.00000 <text:s text:c="2"/>152% <text:s text:c="4"/>- <text:s text:c="3"/>0s</text:p>
          </table:table-cell>
          <table:table-cell office:value-type="string" calcext:value-type="string">
            <text:p><text:s text:c="4"/>Nodes <text:s text:c="3"/>| <text:s text:c="3"/>Current Node <text:s text:c="3"/>| <text:s text:c="4"/>Objective Bounds <text:s text:c="5"/>| <text:s text:c="4"/>Work</text:p>
          </table:table-cell>
          <table:table-cell office:value-type="string" calcext:value-type="string">
            <text:p><text:s/>Expl Unexpl | <text:s/>Obj <text:s/>Depth IntInf | Incumbent <text:s text:c="3"/>BestBd <text:s text:c="2"/>Gap | It/Node Time</text:p>
          </table:table-cell>
        </table:table-row>
        <table:table-row table:style-name="ro1">
          <table:table-cell/>
          <table:table-cell office:value-type="string" calcext:value-type="string">
            <text:p><text:s text:c="5"/>0 <text:s text:c="4"/>0 <text:s text:c="3"/>0.00000 <text:s text:c="3"/>0 <text:s text:c="2"/>20 <text:s text:c="3"/>3.84212 <text:s text:c="3"/>0.00000 <text:s text:c="2"/>100% <text:s text:c="4"/>- <text:s text:c="3"/>0s</text:p>
          </table:table-cell>
          <table:table-cell office:value-type="string" calcext:value-type="string">
            <text:p><text:s text:c="5"/>0 <text:s text:c="4"/>0 <text:s text:c="2"/>-2.00000 <text:s text:c="3"/>0 <text:s text:c="2"/>18 <text:s text:c="3"/>3.84212 <text:s text:c="2"/>-2.00000 <text:s text:c="2"/>152% <text:s text:c="4"/>- <text:s text:c="3"/>0s</text:p>
          </table:table-cell>
          <table:table-cell office:value-type="string" calcext:value-type="string">
            <text:p><text:s/>Expl Unexpl | <text:s/>Obj <text:s/>Depth IntInf | Incumbent <text:s text:c="3"/>BestBd <text:s text:c="2"/>Gap | It/Node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5"/>0 <text:s text:c="4"/>0 <text:s text:c="3"/>0.40000 <text:s text:c="3"/>0 <text:s text:c="2"/>20 <text:s text:c="3"/>3.84212 <text:s text:c="3"/>0.40000 <text:s/>89.6% <text:s text:c="4"/>- <text:s text:c="3"/>0s</text:p>
          </table:table-cell>
          <table:table-cell office:value-type="string" calcext:value-type="string">
            <text:p>H <text:s text:c="3"/>0 <text:s text:c="4"/>0 <text:s text:c="22"/>1.9582952 <text:s text:c="2"/>-2.00000 <text:s text:c="2"/>202% <text:s text:c="4"/>- <text:s text:c="3"/>0s</text:p>
          </table:table-cell>
          <table:table-cell/>
          <table:table-cell office:value-type="string" calcext:value-type="string">
            <text:p><text:s text:c="5"/>0 <text:s text:c="4"/>0 <text:s text:c="2"/>-9.42145 <text:s text:c="3"/>0 <text:s/>559 <text:s text:c="3"/>5.78426 <text:s text:c="2"/>-9.42145 <text:s text:c="2"/>263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<text:s text:c="5"/>0 <text:s text:c="4"/>0 <text:s text:c="3"/>0.51429 <text:s text:c="3"/>0 <text:s text:c="2"/>18 <text:s text:c="3"/>3.84212 <text:s text:c="3"/>0.51429 <text:s/>86.6% <text:s text:c="4"/>- <text:s text:c="3"/>0s</text:p>
          </table:table-cell>
          <table:table-cell office:value-type="string" calcext:value-type="string">
            <text:p><text:s text:c="5"/>0 <text:s text:c="4"/>0 <text:s text:c="2"/>-1.20002 <text:s text:c="3"/>0 <text:s text:c="2"/>18 <text:s text:c="3"/>1.95830 <text:s text:c="2"/>-1.20002 <text:s text:c="2"/>161% <text:s text:c="4"/>- <text:s text:c="3"/>0s</text:p>
          </table:table-cell>
          <table:table-cell office:value-type="string" calcext:value-type="string">
            <text:p><text:s text:c="5"/>0 <text:s text:c="4"/>0 <text:s text:c="2"/>-9.99600 <text:s text:c="3"/>0 <text:s/>672 <text:s text:c="3"/>5.78426 <text:s text:c="2"/>-9.99600 <text:s text:c="2"/>273% <text:s text:c="4"/>- <text:s text:c="3"/>0s</text:p>
          </table:table-cell>
          <table:table-cell office:value-type="string" calcext:value-type="string">
            <text:p>H <text:s text:c="3"/>0 <text:s text:c="4"/>0 <text:s text:c="22"/>5.3263823 <text:s text:c="2"/>-9.42145 <text:s text:c="2"/>277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H <text:s text:c="3"/>0 <text:s text:c="4"/>0 <text:s text:c="22"/>1.8977159 <text:s text:c="3"/>0.51429 <text:s/>72.9% <text:s text:c="4"/>- <text:s text:c="3"/>0s</text:p>
          </table:table-cell>
          <table:table-cell office:value-type="string" calcext:value-type="string">
            <text:p><text:s text:c="5"/>0 <text:s text:c="4"/>0 <text:s text:c="2"/>-0.70414 <text:s text:c="3"/>0 <text:s text:c="2"/>18 <text:s text:c="3"/>1.95830 <text:s text:c="2"/>-0.70414 <text:s text:c="2"/>136% <text:s text:c="4"/>- <text:s text:c="3"/>0s</text:p>
          </table:table-cell>
          <table:table-cell office:value-type="string" calcext:value-type="string">
            <text:p><text:s text:c="5"/>0 <text:s text:c="4"/>0 <text:s text:c="2"/>-9.99600 <text:s text:c="3"/>0 <text:s/>670 <text:s text:c="3"/>5.78426 <text:s text:c="2"/>-9.99600 <text:s text:c="2"/>273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520 <text:s text:c="3"/>5.32638 <text:s text:c="2"/>-0.80000 <text:s text:c="2"/>115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<text:s text:c="5"/>0 <text:s text:c="4"/>2 <text:s text:c="3"/>0.89998 <text:s text:c="3"/>0 <text:s text:c="2"/>18 <text:s text:c="3"/>1.89772 <text:s text:c="3"/>0.89998 <text:s/>52.6% <text:s text:c="4"/>- <text:s text:c="3"/>0s</text:p>
          </table:table-cell>
          <table:table-cell office:value-type="string" calcext:value-type="string">
            <text:p><text:s text:c="5"/>0 <text:s text:c="4"/>0 <text:s text:c="3"/>0.55623 <text:s text:c="3"/>0 <text:s text:c="2"/>24 <text:s text:c="3"/>1.95830 <text:s text:c="3"/>0.55623 <text:s/>71.6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579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313 <text:s text:c="3"/>5.32638 <text:s text:c="2"/>-0.80000 <text:s text:c="2"/>115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H <text:s text:c="3"/>4 <text:s text:c="4"/>3 <text:s text:c="22"/>1.4589674 <text:s text:c="3"/>0.89998 <text:s/>38.3% <text:s/>10.2 <text:s text:c="3"/>0s</text:p>
          </table:table-cell>
          <table:table-cell office:value-type="string" calcext:value-type="string">
            <text:p><text:s text:c="5"/>0 <text:s text:c="4"/>0 <text:s text:c="3"/>0.55623 <text:s text:c="3"/>0 <text:s text:c="2"/>18 <text:s text:c="3"/>1.95830 <text:s text:c="3"/>0.55623 <text:s/>71.6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453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315 <text:s text:c="3"/>5.32638 <text:s text:c="2"/>-0.80000 <text:s text:c="2"/>115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H <text:s text:c="3"/>9 <text:s text:c="4"/>7 <text:s text:c="22"/>1.3877776 <text:s text:c="3"/>0.89998 <text:s/>35.1% <text:s text:c="2"/>7.0 <text:s text:c="3"/>0s</text:p>
          </table:table-cell>
          <table:table-cell office:value-type="string" calcext:value-type="string">
            <text:p>H <text:s text:c="3"/>0 <text:s text:c="4"/>0 <text:s text:c="22"/>1.8859921 <text:s text:c="3"/>0.55623 <text:s/>70.5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478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76961 <text:s text:c="3"/>0 <text:s/>338 <text:s text:c="3"/>5.32638 <text:s text:c="2"/>-0.76961 <text:s text:c="2"/>114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* <text:s text:c="2"/>11 <text:s text:c="4"/>7 <text:s text:c="14"/>4 <text:s text:c="6"/>1.0391952 <text:s text:c="3"/>0.89998 <text:s/>13.4% <text:s text:c="2"/>6.8 <text:s text:c="3"/>0s</text:p>
          </table:table-cell>
          <table:table-cell office:value-type="string" calcext:value-type="string">
            <text:p><text:s text:c="5"/>0 <text:s text:c="4"/>0 <text:s text:c="3"/>0.55623 <text:s text:c="3"/>0 <text:s text:c="2"/>18 <text:s text:c="3"/>1.88599 <text:s text:c="3"/>0.55623 <text:s/>70.5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567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76961 <text:s text:c="3"/>0 <text:s/>411 <text:s text:c="3"/>5.32638 <text:s text:c="2"/>-0.76961 <text:s text:c="2"/>114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H <text:s text:c="2"/>23 <text:s text:c="4"/>5 <text:s text:c="22"/>0.9525207 <text:s text:c="3"/>0.89998 <text:s/>5.52% <text:s text:c="2"/>6.5 <text:s text:c="3"/>0s</text:p>
          </table:table-cell>
          <table:table-cell office:value-type="string" calcext:value-type="string">
            <text:p>H <text:s text:c="3"/>0 <text:s text:c="4"/>0 <text:s text:c="22"/>1.3376091 <text:s text:c="3"/>0.55623 <text:s/>58.4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455 <text:s text:c="3"/>5.78426 <text:s text:c="2"/>-0.80000 <text:s text:c="2"/>114% <text:s text:c="4"/>- <text:s text:c="3"/>0s</text:p>
          </table:table-cell>
          <table:table-cell office:value-type="string" calcext:value-type="string">
            <text:p>H <text:s text:c="3"/>0 <text:s text:c="4"/>0 <text:s text:c="22"/>5.2763823 <text:s text:c="2"/>-0.76961 <text:s text:c="2"/>115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0 <text:s text:c="4"/>2 <text:s text:c="3"/>0.55623 <text:s text:c="3"/>0 <text:s text:c="2"/>18 <text:s text:c="3"/>1.33761 <text:s text:c="3"/>0.55623 <text:s/>58.4% <text:s text:c="4"/>- <text:s text:c="3"/>0s</text:p>
          </table:table-cell>
          <table:table-cell office:value-type="string" calcext:value-type="string">
            <text:p><text:s text:c="5"/>0 <text:s text:c="4"/>0 <text:s text:c="2"/>-0.80000 <text:s text:c="3"/>0 <text:s/>355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76961 <text:s text:c="3"/>0 <text:s/>383 <text:s text:c="3"/>5.27638 <text:s text:c="2"/>-0.76961 <text:s text:c="2"/>115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Cutting planes:</text:p>
          </table:table-cell>
          <table:table-cell office:value-type="string" calcext:value-type="string">
            <text:p>H <text:s text:c="2"/>30 <text:s text:c="3"/>17 <text:s text:c="22"/>1.0113864 <text:s text:c="3"/>0.55623 <text:s/>45.0% <text:s text:c="2"/>7.9 <text:s text:c="3"/>0s</text:p>
          </table:table-cell>
          <table:table-cell office:value-type="string" calcext:value-type="string">
            <text:p><text:s text:c="5"/>0 <text:s text:c="4"/>0 <text:s text:c="2"/>-0.80000 <text:s text:c="3"/>0 <text:s/>385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76961 <text:s text:c="3"/>0 <text:s/>428 <text:s text:c="3"/>5.27638 <text:s text:c="2"/>-0.76961 <text:s text:c="2"/>115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<text:s text:c="2"/>Relax-and-lift: 1</text:p>
          </table:table-cell>
          <table:table-cell office:value-type="string" calcext:value-type="string">
            <text:p>H <text:s text:c="2"/>32 <text:s text:c="3"/>17 <text:s text:c="22"/>0.8593693 <text:s text:c="3"/>0.55623 <text:s/>35.3% <text:s text:c="2"/>7.8 <text:s text:c="3"/>0s</text:p>
          </table:table-cell>
          <table:table-cell office:value-type="string" calcext:value-type="string">
            <text:p><text:s text:c="5"/>0 <text:s text:c="4"/>0 <text:s text:c="2"/>-0.80000 <text:s text:c="3"/>0 <text:s/>476 <text:s text:c="3"/>5.78426 <text:s text:c="2"/>-0.80000 <text:s text:c="2"/>114% <text:s text:c="4"/>- <text:s text:c="3"/>0s</text:p>
          </table:table-cell>
          <table:table-cell office:value-type="string" calcext:value-type="string">
            <text:p><text:s text:c="5"/>0 <text:s text:c="4"/>0 <text:s text:c="2"/>-0.76547 <text:s text:c="3"/>0 <text:s/>421 <text:s text:c="3"/>5.27638 <text:s text:c="2"/>-0.76547 <text:s text:c="2"/>115% <text:s text:c="4"/>-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* <text:s text:c="2"/>72 <text:s text:c="3"/>23 <text:s text:c="13"/>14 <text:s text:c="6"/>0.7727472 <text:s text:c="3"/>0.55623 <text:s/>28.0% <text:s text:c="2"/>6.6 <text:s text:c="3"/>0s</text:p>
          </table:table-cell>
          <table:table-cell office:value-type="string" calcext:value-type="string">
            <text:p><text:s text:c="5"/>0 <text:s text:c="4"/>0 <text:s text:c="2"/>-0.80000 <text:s text:c="3"/>0 <text:s/>492 <text:s text:c="3"/>5.78426 <text:s text:c="2"/>-0.80000 <text:s text:c="2"/>114% <text:s text:c="4"/>- <text:s text:c="3"/>0s</text:p>
          </table:table-cell>
          <table:table-cell office:value-type="string" calcext:value-type="string">
            <text:p>H <text:s text:c="3"/>0 <text:s text:c="4"/>0 <text:s text:c="22"/>4.4631810 <text:s text:c="2"/>-0.76547 <text:s text:c="2"/>117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Explored 35 nodes (274 simplex iterations) in 0.01 seconds (0.01 work units)</text:p>
          </table:table-cell>
          <table:table-cell office:value-type="string" calcext:value-type="string">
            <text:p>H <text:s/>103 <text:s text:c="3"/>21 <text:s text:c="22"/>0.7185717 <text:s text:c="3"/>0.55623 <text:s/>22.6% <text:s text:c="2"/>6.1 <text:s text:c="3"/>0s</text:p>
          </table:table-cell>
          <table:table-cell office:value-type="string" calcext:value-type="string">
            <text:p><text:s text:c="5"/>0 <text:s text:c="4"/>2 <text:s text:c="2"/>-0.80000 <text:s text:c="3"/>0 <text:s/>492 <text:s text:c="3"/>5.78426 <text:s text:c="2"/>-0.80000 <text:s text:c="2"/>114% <text:s text:c="4"/>- <text:s text:c="3"/>0s</text:p>
          </table:table-cell>
          <table:table-cell office:value-type="string" calcext:value-type="string">
            <text:p>H <text:s text:c="3"/>0 <text:s text:c="4"/>0 <text:s text:c="22"/>2.8231653 <text:s text:c="2"/>-0.76547 <text:s text:c="2"/>127% <text:s text:c="4"/>- <text:s text:c="3"/>0s</text:p>
          </table:table-cell>
        </table:table-row>
        <table:table-row table:style-name="ro1">
          <table:table-cell/>
          <table:table-cell office:value-type="string" calcext:value-type="string">
            <text:p>Thread count was 16 (of 16 available processors)</text:p>
          </table:table-cell>
          <table:table-cell office:value-type="string" calcext:value-type="string">
            <text:p>* <text:s/>104 <text:s text:c="3"/>21 <text:s text:c="13"/>17 <text:s text:c="6"/>0.7171759 <text:s text:c="3"/>0.55623 <text:s/>22.4% <text:s text:c="2"/>6.1 <text:s text:c="3"/>0s</text:p>
          </table:table-cell>
          <table:table-cell office:value-type="string" calcext:value-type="string">
            <text:p>H <text:s/>374 <text:s text:c="2"/>302 <text:s text:c="22"/>3.3523341 <text:s text:c="2"/>-0.80000 <text:s text:c="2"/>124% <text:s/>30.2 <text:s text:c="3"/>0s</text:p>
          </table:table-cell>
          <table:table-cell office:value-type="string" calcext:value-type="string">
            <text:p><text:s text:c="5"/>0 <text:s text:c="4"/>2 <text:s text:c="2"/>-0.76547 <text:s text:c="3"/>0 <text:s/>421 <text:s text:c="3"/>2.82317 <text:s text:c="2"/>-0.76547 <text:s text:c="2"/>127% <text:s text:c="4"/>- <text:s text:c="3"/>0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 <text:s/>377 <text:s text:c="2"/>302 <text:s text:c="22"/>3.2535396 <text:s text:c="2"/>-0.80000 <text:s text:c="2"/>125% <text:s/>30.0 <text:s text:c="3"/>0s</text:p>
          </table:table-cell>
          <table:table-cell office:value-type="string" calcext:value-type="string">
            <text:p>H <text:s text:c="2"/>31 <text:s text:c="3"/>36 <text:s text:c="22"/>2.8215172 <text:s text:c="2"/>-0.76547 <text:s text:c="2"/>127% <text:s/>58.2 <text:s text:c="3"/>0s</text:p>
          </table:table-cell>
        </table:table-row>
        <table:table-row table:style-name="ro1">
          <table:table-cell/>
          <table:table-cell office:value-type="string" calcext:value-type="string">
            <text:p>Solution count 7: 0.952521 1.0392 1.38778 ... 15.7676</text:p>
          </table:table-cell>
          <table:table-cell office:value-type="string" calcext:value-type="string">
            <text:p>Cutting planes:</text:p>
          </table:table-cell>
          <table:table-cell office:value-type="string" calcext:value-type="string">
            <text:p>H <text:s/>386 <text:s text:c="2"/>302 <text:s text:c="22"/>2.4469707 <text:s text:c="2"/>-0.80000 <text:s text:c="2"/>133% <text:s/>30.5 <text:s text:c="3"/>0s</text:p>
          </table:table-cell>
          <table:table-cell office:value-type="string" calcext:value-type="string">
            <text:p>H <text:s text:c="2"/>35 <text:s text:c="3"/>36 <text:s text:c="22"/>2.6512483 <text:s text:c="2"/>-0.76547 <text:s text:c="2"/>129% <text:s/>54.3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MIR: 4</text:p>
          </table:table-cell>
          <table:table-cell office:value-type="string" calcext:value-type="string">
            <text:p>H <text:s/>729 <text:s text:c="2"/>421 <text:s text:c="22"/>1.2792869 <text:s text:c="2"/>-0.80000 <text:s text:c="2"/>163% <text:s/>35.3 <text:s text:c="3"/>0s</text:p>
          </table:table-cell>
          <table:table-cell office:value-type="string" calcext:value-type="string">
            <text:p>H <text:s text:c="2"/>36 <text:s text:c="3"/>36 <text:s text:c="22"/>2.6503821 <text:s text:c="2"/>-0.76547 <text:s text:c="2"/>129% <text:s/>53.2 <text:s text:c="3"/>0s</text:p>
          </table:table-cell>
        </table:table-row>
        <table:table-row table:style-name="ro1">
          <table:table-cell/>
          <table:table-cell office:value-type="string" calcext:value-type="string">
            <text:p>Optimal solution found (tolerance 1.00e-04)</text:p>
          </table:table-cell>
          <table:table-cell/>
          <table:table-cell office:value-type="string" calcext:value-type="string">
            <text:p>H <text:s/>831 <text:s text:c="2"/>430 <text:s text:c="22"/>0.4251122 <text:s text:c="2"/>-0.80000 <text:s text:c="2"/>288% <text:s/>38.2 <text:s text:c="3"/>0s</text:p>
          </table:table-cell>
          <table:table-cell office:value-type="string" calcext:value-type="string">
            <text:p>H <text:s text:c="2"/>37 <text:s text:c="3"/>36 <text:s text:c="22"/>1.9025641 <text:s text:c="2"/>-0.76547 <text:s text:c="2"/>140% <text:s/>51.9 <text:s text:c="3"/>0s</text:p>
          </table:table-cell>
        </table:table-row>
        <table:table-row table:style-name="ro1">
          <table:table-cell/>
          <table:table-cell office:value-type="string" calcext:value-type="string">
            <text:p>Best objective 9.525207347568e-01, best bound 9.525207347568e-01, gap 0.0000%</text:p>
          </table:table-cell>
          <table:table-cell office:value-type="string" calcext:value-type="string">
            <text:p>Explored 272 nodes (1511 simplex iterations) in 0.03 seconds (0.02 work units)</text:p>
          </table:table-cell>
          <table:table-cell office:value-type="string" calcext:value-type="string">
            <text:p>H 1387 <text:s text:c="2"/>411 <text:s text:c="22"/>0.4150305 <text:s text:c="2"/>-0.80000 <text:s text:c="2"/>293% <text:s/>40.3 <text:s text:c="3"/>1s</text:p>
          </table:table-cell>
          <table:table-cell office:value-type="string" calcext:value-type="string">
            <text:p>H <text:s text:c="2"/>66 <text:s text:c="3"/>67 <text:s text:c="22"/>1.8661971 <text:s text:c="2"/>-0.76547 <text:s text:c="2"/>141% <text:s/>41.7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ad count was 16 (of 16 available processors)</text:p>
          </table:table-cell>
          <table:table-cell office:value-type="string" calcext:value-type="string">
            <text:p>H 1451 <text:s text:c="2"/>417 <text:s text:c="22"/>0.4145692 <text:s text:c="2"/>-0.80000 <text:s text:c="2"/>293% <text:s/>41.0 <text:s text:c="3"/>1s</text:p>
          </table:table-cell>
          <table:table-cell office:value-type="string" calcext:value-type="string">
            <text:p>H <text:s text:c="2"/>79 <text:s text:c="3"/>80 <text:s text:c="22"/>1.7996537 <text:s text:c="2"/>-0.76547 <text:s text:c="2"/>143% <text:s/>43.0 <text:s text:c="3"/>0s</text:p>
          </table:table-cell>
        </table:table-row>
        <table:table-row table:style-name="ro1">
          <table:table-cell/>
          <table:table-cell office:value-type="string" calcext:value-type="string">
            <text:p>Optimal Solution Found!</text:p>
          </table:table-cell>
          <table:table-cell/>
          <table:table-cell office:value-type="string" calcext:value-type="string">
            <text:p>H 1455 <text:s text:c="2"/>417 <text:s text:c="22"/>0.4139695 <text:s text:c="2"/>-0.80000 <text:s text:c="2"/>293% <text:s/>41.1 <text:s text:c="3"/>1s</text:p>
          </table:table-cell>
          <table:table-cell office:value-type="string" calcext:value-type="string">
            <text:p>H <text:s text:c="2"/>80 <text:s text:c="3"/>80 <text:s text:c="22"/>1.3813714 <text:s text:c="2"/>-0.76547 <text:s text:c="2"/>155% <text:s/>45.1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ution count 10: 0.717176 0.718572 0.772747 ... 15.7676</text:p>
          </table:table-cell>
          <table:table-cell office:value-type="string" calcext:value-type="string">
            <text:p>H 1462 <text:s text:c="2"/>417 <text:s text:c="22"/>0.4131900 <text:s text:c="2"/>-0.80000 <text:s text:c="2"/>294% <text:s/>41.3 <text:s text:c="3"/>1s</text:p>
          </table:table-cell>
          <table:table-cell office:value-type="string" calcext:value-type="string">
            <text:p>H <text:s/>166 <text:s text:c="2"/>134 <text:s text:c="22"/>0.6023195 <text:s text:c="2"/>-0.76547 <text:s text:c="2"/>227% <text:s/>45.6 <text:s text:c="3"/>0s</text:p>
          </table:table-cell>
        </table:table-row>
        <table:table-row table:style-name="ro1">
          <table:table-cell/>
          <table:table-cell office:value-type="string" calcext:value-type="string">
            <text:p>Solve time: <text:s/>0.013654947280883789</text:p>
          </table:table-cell>
          <table:table-cell/>
          <table:table-cell office:value-type="string" calcext:value-type="string">
            <text:p>H 2160 <text:s text:c="2"/>464 <text:s text:c="22"/>0.3981506 <text:s text:c="2"/>-0.60001 <text:s text:c="2"/>251% <text:s/>42.5 <text:s text:c="3"/>1s</text:p>
          </table:table-cell>
          <table:table-cell office:value-type="string" calcext:value-type="string">
            <text:p>H <text:s/>191 <text:s text:c="2"/>133 <text:s text:c="22"/>0.5859929 <text:s text:c="2"/>-0.76547 <text:s text:c="2"/>231% <text:s/>44.6 <text:s text:c="3"/>0s</text:p>
          </table:table-cell>
        </table:table-row>
        <table:table-row table:style-name="ro1">
          <table:table-cell/>
          <table:table-cell office:value-type="string" calcext:value-type="string">
            <text:p>Optimal robustness: <text:s/>0.0</text:p>
          </table:table-cell>
          <table:table-cell office:value-type="string" calcext:value-type="string">
            <text:p>Optimal solution found (tolerance 1.00e-04)</text:p>
          </table:table-cell>
          <table:table-cell office:value-type="string" calcext:value-type="string">
            <text:p>H 2235 <text:s text:c="2"/>455 <text:s text:c="22"/>0.3805937 <text:s text:c="2"/>-0.60001 <text:s text:c="2"/>258% <text:s/>42.3 <text:s text:c="3"/>1s</text:p>
          </table:table-cell>
          <table:table-cell office:value-type="string" calcext:value-type="string">
            <text:p>H <text:s/>277 <text:s text:c="2"/>145 <text:s text:c="22"/>0.4294623 <text:s text:c="2"/>-0.76547 <text:s text:c="2"/>278% <text:s/>60.8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st objective 7.171759272008e-01, best bound 7.171759272008e-01, gap 0.0000%</text:p>
          </table:table-cell>
          <table:table-cell office:value-type="string" calcext:value-type="string">
            <text:p>H 2319 <text:s text:c="2"/>457 <text:s text:c="22"/>0.2395939 <text:s text:c="2"/>-0.60001 <text:s text:c="2"/>350% <text:s/>41.7 <text:s text:c="3"/>1s</text:p>
          </table:table-cell>
          <table:table-cell office:value-type="string" calcext:value-type="string">
            <text:p>H <text:s/>457 <text:s text:c="2"/>153 <text:s text:c="22"/>0.3894259 <text:s text:c="2"/>-0.76547 <text:s text:c="2"/>297% <text:s/>59.9 <text:s text:c="3"/>0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 2631 <text:s text:c="2"/>434 <text:s text:c="13"/>65 <text:s text:c="6"/>0.1640598 <text:s text:c="2"/>-0.59394 <text:s text:c="2"/>462% <text:s/>41.2 <text:s text:c="3"/>1s</text:p>
          </table:table-cell>
          <table:table-cell office:value-type="string" calcext:value-type="string">
            <text:p>H <text:s/>485 <text:s text:c="2"/>151 <text:s text:c="22"/>0.2792505 <text:s text:c="2"/>-0.76547 <text:s text:c="2"/>374% <text:s/>61.4 <text:s text:c="3"/>0s</text:p>
          </table:table-cell>
        </table:table-row>
        <table:table-row table:style-name="ro1">
          <table:table-cell/>
          <table:table-cell office:value-type="string" calcext:value-type="string">
            <text:p>Process finished with exit code 0</text:p>
          </table:table-cell>
          <table:table-cell office:value-type="string" calcext:value-type="string">
            <text:p>Optimal Solution Found!</text:p>
          </table:table-cell>
          <table:table-cell office:value-type="string" calcext:value-type="string">
            <text:p>* 2639 <text:s text:c="2"/>434 <text:s text:c="13"/>70 <text:s text:c="6"/>0.1640570 <text:s text:c="2"/>-0.59394 <text:s text:c="2"/>462% <text:s/>41.1 <text:s text:c="3"/>1s</text:p>
          </table:table-cell>
          <table:table-cell office:value-type="string" calcext:value-type="string">
            <text:p>H <text:s/>494 <text:s text:c="2"/>151 <text:s text:c="22"/>0.0469898 <text:s text:c="2"/>-0.76547 <text:s/>1729% <text:s/>62.1 <text:s text:c="3"/>0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 3128 <text:s text:c="2"/>504 <text:s text:c="13"/>72 <text:s text:c="6"/>0.0740771 <text:s text:c="2"/>-0.59394 <text:s text:c="2"/>902% <text:s/>38.5 <text:s text:c="3"/>1s</text:p>
          </table:table-cell>
          <table:table-cell office:value-type="string" calcext:value-type="string">
            <text:p>H <text:s/>539 <text:s text:c="2"/>152 <text:s text:c="22"/>0.0067690 <text:s text:c="2"/>-0.76547 <text:s text:c="5"/>- <text:s/>63.6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ve time: <text:s/>0.028189897537231445</text:p>
          </table:table-cell>
          <table:table-cell office:value-type="string" calcext:value-type="string">
            <text:p>H 3143 <text:s text:c="2"/>504 <text:s text:c="22"/>0.0542260 <text:s text:c="2"/>-0.59394 <text:s/>1195% <text:s/>38.4 <text:s text:c="3"/>1s</text:p>
          </table:table-cell>
          <table:table-cell office:value-type="string" calcext:value-type="string">
            <text:p>H <text:s/>543 <text:s text:c="2"/>152 <text:s text:c="22"/>0.0065424 <text:s text:c="2"/>-0.76547 <text:s text:c="5"/>- <text:s/>63.2 <text:s text:c="3"/>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mal robustness: <text:s/>0.5</text:p>
          </table:table-cell>
          <table:table-cell office:value-type="string" calcext:value-type="string">
            <text:p>H 3278 <text:s text:c="2"/>226 <text:s text:c="21"/>-0.0074429 <text:s text:c="2"/>-0.59394 <text:s/>7880% <text:s/>37.5 <text:s text:c="3"/>1s</text:p>
          </table:table-cell>
          <table:table-cell office:value-type="string" calcext:value-type="string">
            <text:p>H 1479 <text:s text:c="2"/>236 <text:s text:c="21"/>-0.0330916 <text:s text:c="2"/>-0.75001 <text:s/>2166% <text:s/>58.5 <text:s text:c="3"/>1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 3385 <text:s text:c="2"/>203 <text:s text:c="21"/>-0.0474793 <text:s text:c="2"/>-0.59394 <text:s/>1151% <text:s/>40.3 <text:s text:c="3"/>2s</text:p>
          </table:table-cell>
          <table:table-cell office:value-type="string" calcext:value-type="string">
            <text:p>H 2002 <text:s text:c="2"/>351 <text:s text:c="21"/>-0.0474793 <text:s text:c="2"/>-0.60001 <text:s/>1164% <text:s/>55.8 <text:s text:c="3"/>1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10204 <text:s text:c="2"/>205 <text:s text:c="4"/>cutoff <text:s text:c="2"/>26 <text:s text:c="7"/>-0.04748 <text:s text:c="2"/>-0.46106 <text:s text:c="2"/>871% <text:s/>51.1 <text:s text:c="3"/>5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 finished with exit code 0</text:p>
          </table:table-cell>
          <table:table-cell office:value-type="string" calcext:value-type="string">
            <text:p>Cutting planes:</text:p>
          </table:table-cell>
          <table:table-cell office:value-type="string" calcext:value-type="string">
            <text:p><text:s/>41411 <text:s text:c="4"/>9 <text:s text:c="2"/>-0.04760 <text:s text:c="2"/>74 <text:s/>100 <text:s text:c="2"/>-0.04748 <text:s text:c="2"/>-0.04760 <text:s/>0.26% <text:s/>21.8 <text:s text:c="2"/>10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Learned: 7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2"/>Cover: 37</text:p>
          </table:table-cell>
          <table:table-cell office:value-type="string" calcext:value-type="string">
            <text:p>Cutting planes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Implied bound: 318</text:p>
          </table:table-cell>
          <table:table-cell office:value-type="string" calcext:value-type="string">
            <text:p><text:s text:c="2"/>Learned: 10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Clique: 48</text:p>
          </table:table-cell>
          <table:table-cell office:value-type="string" calcext:value-type="string">
            <text:p><text:s text:c="2"/>Gomory: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MIR: 14</text:p>
          </table:table-cell>
          <table:table-cell office:value-type="string" calcext:value-type="string">
            <text:p><text:s text:c="2"/>Cover: 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StrongCG: 3</text:p>
          </table:table-cell>
          <table:table-cell office:value-type="string" calcext:value-type="string">
            <text:p><text:s text:c="2"/>Implied bound: 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Flow cover: 44</text:p>
          </table:table-cell>
          <table:table-cell office:value-type="string" calcext:value-type="string">
            <text:p><text:s text:c="2"/>Clique: 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RLT: 147</text:p>
          </table:table-cell>
          <table:table-cell office:value-type="string" calcext:value-type="string">
            <text:p><text:s text:c="2"/>MIR: 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Relax-and-lift: 113</text:p>
          </table:table-cell>
          <table:table-cell office:value-type="string" calcext:value-type="string">
            <text:p><text:s text:c="2"/>StrongCG: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Flow cover: 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lored 3600 nodes (150819 simplex iterations) in 2.21 seconds (3.77 work units)</text:p>
          </table:table-cell>
          <table:table-cell office:value-type="string" calcext:value-type="string">
            <text:p><text:s text:c="2"/>Inf proof: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ad count was 16 (of 16 available processors)</text:p>
          </table:table-cell>
          <table:table-cell office:value-type="string" calcext:value-type="string">
            <text:p><text:s text:c="2"/>RLT: 1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Relax-and-lift: 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ution count 10: -0.0474793 -0.00744287 0.054226 ... 0.41319</text:p>
          </table:table-cell>
          <table:table-cell office:value-type="string" calcext:value-type="string">
            <text:p><text:s text:c="2"/>BQP: 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PSD: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mal solution found (tolerance 1.00e-04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st objective -4.747926524324e-02, best bound -4.747926524324e-02, gap 0.0000%</text:p>
          </table:table-cell>
          <table:table-cell office:value-type="string" calcext:value-type="string">
            <text:p>Explored 42463 nodes (909378 simplex iterations) in 10.16 seconds (15.17 work units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read count was 16 (of 16 available processo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mal Solution Found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lution count 10: -0.0474793 -0.0330916 0.00654235 ... 0.602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ve time: <text:s/>2.212840080261230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timal robustness: <text:s/>1.0</text:p>
          </table:table-cell>
          <table:table-cell office:value-type="string" calcext:value-type="string">
            <text:p>Optimal solution found (tolerance 1.00e-0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st objective -4.747926524324e-02, best bound -4.747926524324e-02, gap 0.00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ess finished with exit code 0</text:p>
          </table:table-cell>
          <table:table-cell office:value-type="string" calcext:value-type="string">
            <text:p>Optimal Solution Found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olve time: <text:s/>10.16611909866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timal robustness: <text:s/>1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cess finished with exit code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0-19T19:26:10.647463389</dc:date>
    <meta:editing-duration>PT2M17S</meta:editing-duration>
    <meta:editing-cycles>5</meta:editing-cycles>
    <meta:document-statistic meta:table-count="1" meta:cell-count="294" meta:object-count="0"/>
  </office:meta>
</office:document-meta>
</file>